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4730000F2FC0000EF58413ED49F47471482.svg" manifest:media-type="image/svg+xml"/>
  <manifest:file-entry manifest:full-path="Pictures/10000201000002000000014A55D40A567E18C82D.png" manifest:media-type="image/png"/>
  <manifest:file-entry manifest:full-path="Pictures/10000201000002C8000002BEFE90F097F2B6A2E4.png" manifest:media-type="image/png"/>
  <manifest:file-entry manifest:full-path="Pictures/10002BAB000034EB000034EB7F56BA3974955A6E.svg" manifest:media-type="image/svg+xml"/>
  <manifest:file-entry manifest:full-path="Pictures/1000000000000020000000204B249CA79A42C6D7.png" manifest:media-type="image/png"/>
  <manifest:file-entry manifest:full-path="Pictures/10000000000003A6000002DD91C434E698FC9B6D.png" manifest:media-type="image/png"/>
  <manifest:file-entry manifest:full-path="Pictures/100002010000020000000200BF6645904B3D3A79.png" manifest:media-type="image/png"/>
  <manifest:file-entry manifest:full-path="Pictures/100002010000020000000200549361BFBF7AB506.png" manifest:media-type="image/png"/>
  <manifest:file-entry manifest:full-path="Pictures/10002C0D000034EB000034EB6D8FF3E766E17142.svg" manifest:media-type="image/svg+xml"/>
  <manifest:file-entry manifest:full-path="Pictures/100002010000020000000200E1F509A4AC5540C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" svg:font-family="Alle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egreya Sans SC" svg:font-family="'Alegreya Sans SC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297f7f" draw:textarea-horizontal-align="justify" draw:textarea-vertical-align="middle" draw:auto-grow-height="false" fo:min-height="5.351cm" fo:min-width="14.5cm" fo:wrap-option="no-wrap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4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2.413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r9" style:family="presentation" style:parent-style-name="midnightblue-outline1">
      <style:graphic-properties fo:min-height="13.75cm"/>
    </style:style>
    <style:style style:name="pr10" style:family="presentation" style:parent-style-name="midnightblue-notes">
      <style:graphic-properties draw:fill-color="#ffffff" fo:min-height="13.364cm"/>
    </style:style>
    <style:style style:name="P1" style:family="paragraph">
      <style:paragraph-properties fo:line-height="100%">
        <style:tab-stops/>
      </style:paragraph-properties>
    </style:style>
    <style:style style:name="P2" style:family="paragraph">
      <style:paragraph-properties fo:line-height="100%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6pt" style:font-size-asian="28pt" style:font-size-complex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align="center" fo:text-indent="0cm">
        <style:tab-stops/>
      </style:paragraph-properties>
    </style:style>
    <style:style style:name="P9" style:family="paragraph">
      <loext:graphic-properties draw:fill-color="#297f7f"/>
      <style:paragraph-properties fo:margin-left="0cm" fo:margin-right="0cm" fo:text-align="center" fo:text-indent="0cm">
        <style:tab-stops/>
      </style:paragraph-properties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6pt" style:font-size-asian="28pt" style:font-size-complex="32pt"/>
    </style:style>
    <style:style style:name="T3" style:family="text">
      <style:text-properties fo:color="#fcd954" style:font-name="Alegreya Sans SC" fo:font-size="36pt" fo:font-weight="900" style:font-name-asian="源ノ角ゴシック Heavy" style:font-size-asian="32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2.663cm" svg:x="1cm" svg:y="12.4cm" presentation:class="title" presentation:user-transformed="true">
          <draw:text-box>
            <text:p text:style-name="P1"><text:span text:style-name="T1">QML Live-Coding for Everyone</text:span></text:p>
          </draw:text-box>
        </draw:frame>
        <draw:frame presentation:style-name="pr2" draw:text-style-name="P3" draw:layer="layout" svg:width="26cm" svg:height="4cm" svg:x="1cm" svg:y="16cm" presentation:class="subtitle" presentation:placeholder="true" presentation:user-transformed="true">
          <draw:text-box/>
        </draw:frame>
        <draw:frame draw:style-name="gr1" draw:text-style-name="P4" draw:layer="layout" svg:width="11.471cm" svg:height="7.393cm" svg:x="8.229cm" svg:y="4.207cm">
          <draw:image xlink:href="Pictures/10000201000002000000014A55D40A567E18C8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ive-Cod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utomatic reloading</text:p>
              </text:list-item>
              <text:list-item>
                <text:p>Short feedback loops</text:p>
              </text:list-item>
            </text:list>
          </draw:text-box>
        </draw:frame>
        <draw:frame draw:style-name="gr1" draw:text-style-name="P4" draw:layer="layout" svg:width="11.306cm" svg:height="8.873cm" svg:x="7.694cm" svg:y="9.4cm">
          <draw:image xlink:href="Pictures/10000000000003A6000002DD91C434E698FC9B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Demo Time!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re Information</text:p>
          </draw:text-box>
        </draw:frame>
        <draw:frame presentation:style-name="pr9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<text:span text:style-name="T2"><text:a xlink:href="https://machinekoder.com/" xlink:type="simple">https://machinekoder.com</text:a></text:span></text:p>
              </text:list-item>
              <text:list-item>
                <text:p text:style-name="P6"><text:span text:style-name="T2"><text:a xlink:href="https://github.com/machinekoder/cpp-qt-live-coding" xlink:type="simple">https://github.com/machinekoder/cpp-qt-live-coding</text:a></text:span></text:p>
              </text:list-item>
              <text:list-item>
                <text:p text:style-name="P6"><text:span text:style-name="T2"><text:a xlink:href="https://github.com/machinekoder/python-qt-live-coding" xlink:type="simple">https://github.com/machinekoder/python-qt-live-coding</text:a></text:span></text:p>
              </text:list-item>
            </text:list>
          </draw:text-box>
        </draw:frame>
        <draw:frame draw:style-name="gr3" draw:text-style-name="P7" draw:layer="layout" svg:width="2.552cm" svg:height="2.514cm" svg:x="25.048cm" svg:y="4.8cm">
          <draw:image xlink:href="Pictures/100004730000F2FC0000EF58413ED49F47471482.svg" xlink:type="simple" xlink:show="embed" xlink:actuate="onLoad">
            <text:p/>
          </draw:image>
          <draw:image xlink:href="Pictures/10000201000002C8000002BEFE90F097F2B6A2E4.png" xlink:type="simple" xlink:show="embed" xlink:actuate="onLoad"/>
        </draw:frame>
        <draw:custom-shape draw:style-name="gr4" draw:text-style-name="P9" draw:layer="layout" svg:width="15cm" svg:height="5.6cm" svg:x="6.2cm" svg:y="10.6cm">
          <text:p text:style-name="P8"><text:span text:style-name="T3">Questions ?</text:span> 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44.137057529498 33288.91269416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" svg:font-family="Alle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egreya Sans SC" svg:font-family="'Alegreya Sans SC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color="#000000" draw:fill="none" draw:fill-image-width="0cm" draw:fill-image-height="0cm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ller" fo:font-family="Aller" style:font-pitch="variable" fo:font-size="32pt" fo:font-style="normal" fo:text-shadow="none" style:text-underline-style="none" fo:font-weight="bold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0000" style:font-name="Aller" fo:font-family="Aller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000000" style:font-name="Aller" fo:font-family="Aller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svg:stroke-color="#3465a4" draw:fill="none" draw:fill-image-width="0cm" draw:fill-image-height="0cm" draw:textarea-horizontal-align="left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393939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Aller" fo:font-family="Aller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Aller" fo:font-family="Aller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style:font-name="Aller" fo:font-family="Aller" style:font-pitch="variable"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393939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Aller" fo:font-family="Aller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Aller" fo:font-family="Aller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style:font-name="Aller" fo:font-family="Aller" style:font-pitch="variable"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393939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297f7f" draw:textarea-vertical-align="middle" draw:auto-grow-height="false" fo:min-height="15.15cm" fo:min-width="27.5cm"/>
    </style:style>
    <style:style style:name="Mgr5" style:family="graphic" style:parent-style-name="standard">
      <style:graphic-properties draw:stroke="none" draw:fill-color="#297f7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97f7f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97f7f" draw:textarea-vertical-align="middle" draw:auto-grow-height="false" fo:min-height="4.5cm" fo:min-width="28cm"/>
    </style:style>
    <style:style style:name="Mpr3" style:family="presentation" style:parent-style-name="midnightblue-outline1">
      <style:graphic-properties fo:min-height="12.18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6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1-backgroundobjects">
      <style:graphic-properties draw:stroke="none" draw:fill="none" draw:auto-grow-height="false" fo:min-height="1.449cm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97f7f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297f7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Aller"/>
    </style:style>
    <style:style style:name="MT4" style:family="text">
      <style:text-properties style:font-name="Aller"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pr3" draw:layer="backgroundobjects" svg:width="26cm" svg:height="14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20cm" presentation:class="footer">
        <draw:text-box>
          <text:p text:style-name="MP8"><text:span text:style-name="MT3"><presentation:footer/></text:span></text:p>
        </draw:text-box>
      </draw:frame>
      <draw:custom-shape presentation:style-name="Mpr5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6" draw:text-style-name="MP10" draw:layer="backgroundobjects" svg:width="2cm" svg:height="2cm" svg:x="25.5cm" svg:y="18.9cm" presentation:class="page-number">
        <draw:text-box>
          <text:p text:style-name="MP8"><text:span text:style-name="MT3"><text:page-number>&lt;number&gt;</text:page-number></text:span></text:p>
        </draw:text-box>
      </draw:frame>
      <draw:frame draw:style-name="Mgr3" draw:text-style-name="MP10" draw:layer="backgroundobjects" svg:width="3.946cm" svg:height="3.946cm" svg:x="30.254cm" svg:y="-6cm">
        <draw:image xlink:href="Pictures/10002BAB000034EB000034EB7F56BA3974955A6E.svg" xlink:type="simple" xlink:show="embed" xlink:actuate="onLoad">
          <text:p/>
        </draw:image>
        <draw:image xlink:href="Pictures/100002010000020000000200BF6645904B3D3A79.png" xlink:type="simple" xlink:show="embed" xlink:actuate="onLoad"/>
      </draw:frame>
      <draw:frame draw:style-name="Mgr3" draw:text-style-name="MP10" draw:layer="backgroundobjects" svg:width="2.868cm" svg:height="2.868cm" svg:x="31.2cm" svg:y="4cm">
        <draw:image xlink:href="Pictures/10002C0D000034EB000034EB6D8FF3E766E17142.svg" xlink:type="simple" xlink:show="embed" xlink:actuate="onLoad">
          <text:p/>
        </draw:image>
        <draw:image xlink:href="Pictures/100002010000020000000200549361BFBF7AB506.png" xlink:type="simple" xlink:show="embed" xlink:actuate="onLoad"/>
      </draw:frame>
      <draw:frame draw:style-name="Mgr3" draw:text-style-name="MP10" draw:layer="backgroundobjects" svg:width="2.702cm" svg:height="2.702cm" svg:x="24.298cm" svg:y="0.837cm">
        <draw:image xlink:href="Pictures/100002010000020000000200E1F509A4AC5540CC.png" xlink:type="simple" xlink:show="embed" xlink:actuate="onLoad">
          <text:p/>
        </draw:image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4" draw:text-style-name="MP5" draw:layer="backgroundobjects" svg:width="28cm" svg:height="15.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1.6cm" presentation:class="title" presentation:placeholder="true">
        <draw:text-box/>
      </draw:frame>
      <draw:frame presentation:style-name="midnightblue1-outline1" draw:layer="backgroundobjects" svg:width="26cm" svg:height="4.4cm" svg:x="1cm" svg:y="15.6cm" presentation:class="outline" presentation:placeholder="true">
        <draw:text-box/>
      </draw:frame>
      <draw:frame presentation:style-name="Mpr9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0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draw:frame draw:style-name="Mgr3" draw:text-style-name="MP10" draw:layer="backgroundobjects" svg:width="3.6cm" svg:height="3.6cm" svg:x="23.4cm" svg:y="16.4cm">
        <draw:image xlink:href="Pictures/10002BAB000034EB000034EB7F56BA3974955A6E.svg" xlink:type="simple" xlink:show="embed" xlink:actuate="onLoad">
          <text:p/>
        </draw:image>
        <draw:image xlink:href="Pictures/100002010000020000000200BF6645904B3D3A79.png" xlink:type="simple" xlink:show="embed" xlink:actuate="onLoad"/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5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text:span text:style-name="MT4"><presentation:date-time/></text:span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text:span text:style-name="MT3"><presentation:footer/></text:span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8T16:28:58.831128550</meta:creation-date>
    <meta:editing-duration>P1DT7H30M22S</meta:editing-duration>
    <meta:editing-cycles>78</meta:editing-cycles>
    <meta:generator>LibreOffice/6.0.7.3$Linux_X86_64 LibreOffice_project/00m0$Build-3</meta:generator>
    <dc:date>2019-04-01T17:03:10.778487620</dc:date>
    <meta:document-statistic meta:object-count="71"/>
    <meta:template xlink:type="simple" xlink:actuate="onRequest" xlink:title="" xlink:href="../../../../usr/lib64/libreoffice/share/template/common/presnt/Midnightblue.otp"/>
  </office:meta>
</office:document-meta>
</file>